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2cm" fo:min-width="5.34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575cm" fo:min-width="2.441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1.401cm" fo:min-width="11.784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5.596cm"/>
    </style:style>
    <style:style style:name="gr6" style:family="graphic" style:parent-style-name="standard">
      <style:graphic-properties draw:textarea-horizontal-align="justify" draw:textarea-vertical-align="middle" draw:auto-grow-height="false" fo:min-height="1.147cm" fo:min-width="4.961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4.961cm"/>
    </style:style>
    <style:style style:name="gr8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6.485cm"/>
    </style:style>
    <style:style style:name="gr10" style:family="graphic" style:parent-style-name="standard">
      <style:graphic-properties draw:textarea-horizontal-align="justify" draw:textarea-vertical-align="middle" draw:auto-grow-height="false" fo:min-height="2.671cm" fo:min-width="6.485cm"/>
    </style:style>
    <style:style style:name="gr11" style:family="graphic" style:parent-style-name="standard">
      <style:graphic-properties draw:textarea-horizontal-align="justify" draw:textarea-vertical-align="middle" draw:auto-grow-height="false" fo:min-height="0.512cm" fo:min-width="2.167cm"/>
    </style:style>
    <style:style style:name="gr12" style:family="graphic" style:parent-style-name="standard">
      <style:graphic-properties draw:textarea-horizontal-align="justify" draw:textarea-vertical-align="middle" draw:auto-grow-height="false" fo:min-height="0.952cm" fo:min-width="4.45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1.202cm" svg:x="2.343cm" svg:y="5.192cm">
          <text:p text:style-name="P1">Telegramm Serv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91cm" svg:y1="6.703cm" svg:x2="5.391cm" svg:y2="8.942cm">
          <text:p/>
        </draw:line>
        <draw:custom-shape draw:style-name="gr3" draw:text-style-name="P3" draw:layer="layout" svg:width="3.175cm" svg:height="0.889cm" svg:x="6.28cm" svg:y="7.175cm">
          <text:p text:style-name="P1"><text:span text:style-name="T1">WebHook</text:span></text:p>
          <draw:enhanced-geometry svg:viewBox="0 0 21600 21600" draw:text-areas="800 800 20800 20800" draw:type="round-rectangular-callout" draw:modifiers="-4883.1234256927 19270.11235955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2" draw:layer="layout" svg:x1="4.375cm" svg:y1="8.835cm" svg:x2="4.375cm" svg:y2="6.596cm">
          <text:p/>
        </draw:line>
        <draw:custom-shape draw:style-name="gr4" draw:text-style-name="P1" draw:layer="layout" svg:width="12.284cm" svg:height="1.651cm" svg:x="3.448cm" svg:y="9.204cm">
          <text:p text:style-name="P1">Apache2 : 443 + 8080, Nginx 8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096cm" svg:height="2.54cm" svg:x="3.067cm" svg:y="13.395cm">
          <text:p text:style-name="P1">Bot based on </text:p>
          <text:p text:style-name="P1">irazasyed/</text:p>
          <text:p text:style-name="P1">telegram-bot-sdk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461cm" svg:height="1.397cm" svg:x="8.02cm" svg:y="22.974cm">
          <text:p text:style-name="P1">Doctrin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61cm" svg:height="1.524cm" svg:x="8.02cm" svg:y="26.273cm">
          <text:p text:style-name="P1">MySQL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841cm" svg:y1="24.633cm" svg:x2="10.841cm" svg:y2="26.157cm">
          <text:p/>
        </draw:line>
        <draw:line draw:style-name="gr2" draw:text-style-name="P2" draw:layer="layout" svg:x1="6.623cm" svg:y1="16.316cm" svg:x2="10.433cm" svg:y2="22.793cm">
          <text:p/>
        </draw:line>
        <draw:line draw:style-name="gr2" draw:text-style-name="P2" draw:layer="layout" svg:x1="4.972cm" svg:y1="11.236cm" svg:x2="4.972cm" svg:y2="13.141cm">
          <text:p/>
        </draw:line>
        <draw:custom-shape draw:style-name="gr8" draw:text-style-name="P1" draw:layer="layout" svg:width="3.048cm" svg:height="3.048cm" svg:x="13.481cm" svg:y="3.2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2" draw:layer="layout" svg:x1="14.624cm" svg:y1="6.664cm" svg:x2="14.624cm" svg:y2="8.823cm">
          <text:p/>
        </draw:line>
        <draw:custom-shape draw:style-name="gr9" draw:text-style-name="P1" draw:layer="layout" svg:width="6.985cm" svg:height="2.54cm" svg:x="11.576cm" svg:y="13.268cm">
          <text:p text:style-name="P1">admin-on-rest based </text:p>
          <text:p text:style-name="P1">on ReactJ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624cm" svg:y1="11.236cm" svg:x2="14.624cm" svg:y2="12.887cm">
          <text:p/>
        </draw:line>
        <draw:custom-shape draw:style-name="gr10" draw:text-style-name="P1" draw:layer="layout" svg:width="6.985cm" svg:height="2.921cm" svg:x="11.576cm" svg:y="17.586cm">
          <text:p text:style-name="P1">Admin API based on </text:p>
          <text:p text:style-name="P1">chriskacerguis/</text:p>
          <text:p text:style-name="P1">codeigniter-restserv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878cm" svg:y1="16.062cm" svg:x2="14.878cm" svg:y2="17.459cm">
          <text:p/>
        </draw:line>
        <draw:line draw:style-name="gr2" draw:text-style-name="P2" draw:layer="layout" svg:x1="12.465cm" svg:y1="20.761cm" svg:x2="11.322cm" svg:y2="22.793cm">
          <text:p/>
        </draw:line>
        <draw:custom-shape draw:style-name="gr11" draw:text-style-name="P1" draw:layer="layout" svg:width="2.667cm" svg:height="0.762cm" svg:x="16.402cm" svg:y="2.854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953cm" svg:height="1.202cm" svg:x="2.424cm" svg:y="1.913cm">
          <text:p text:style-name="P1">us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4.329cm" svg:y1="4.872cm" svg:x2="4.329cm" svg:y2="3.348cm">
          <text:p/>
        </draw:line>
        <draw:line draw:style-name="gr2" draw:text-style-name="P2" draw:layer="layout" svg:x1="5.345cm" svg:y1="3.44cm" svg:x2="5.345cm" svg:y2="4.9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03:39:03.240283647</meta:creation-date>
    <dc:date>2018-02-28T17:29:40.475222716</dc:date>
    <meta:editing-duration>PT12M48S</meta:editing-duration>
    <meta:editing-cycles>4</meta:editing-cycles>
    <meta:generator>LibreOffice/5.1.6.2$Linux_X86_64 LibreOffice_project/10m0$Build-2</meta:generator>
    <meta:document-statistic meta:object-count="22"/>
  </office:meta>
</office:document-meta>
</file>